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BE00000023123EC83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, 'Open Sans', apple-system, BlinkMacSystemFont, 'Segoe UI', 'Helvetica Neue', Arial, sans-serif, 'Apple Color Emoji', 'Segoe UI Emoji', 'Segoe UI Symbol'"/>
  </office:font-face-decls>
  <office:automatic-styles>
    <style:style style:name="P1" style:family="paragraph" style:parent-style-name="Standard">
      <style:text-properties officeooo:rsid="000ef49a" officeooo:paragraph-rsid="000ef49a"/>
    </style:style>
    <style:style style:name="P2" style:family="paragraph" style:parent-style-name="Standard">
      <style:text-properties officeooo:rsid="00100f58" officeooo:paragraph-rsid="00100f58"/>
    </style:style>
    <style:style style:name="P3" style:family="paragraph" style:parent-style-name="Standard">
      <style:text-properties officeooo:rsid="00100f58" officeooo:paragraph-rsid="001a0d06"/>
    </style:style>
    <style:style style:name="P4" style:family="paragraph" style:parent-style-name="Standard">
      <style:text-properties fo:font-weight="bold" officeooo:rsid="0010b5c0" officeooo:paragraph-rsid="0010b5c0" style:font-weight-asian="bold" style:font-weight-complex="bold"/>
    </style:style>
    <style:style style:name="P5" style:family="paragraph" style:parent-style-name="Standard">
      <style:text-properties officeooo:rsid="001121f3" officeooo:paragraph-rsid="001121f3"/>
    </style:style>
    <style:style style:name="P6" style:family="paragraph" style:parent-style-name="Standard">
      <style:text-properties officeooo:rsid="0014da76" officeooo:paragraph-rsid="0014da76"/>
    </style:style>
    <style:style style:name="P7" style:family="paragraph" style:parent-style-name="Standard">
      <style:text-properties officeooo:rsid="0014da76" officeooo:paragraph-rsid="00169a81"/>
    </style:style>
    <style:style style:name="P8" style:family="paragraph" style:parent-style-name="Standard">
      <style:text-properties officeooo:rsid="00178f44" officeooo:paragraph-rsid="00178f44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2.0173in" svg:y="0.1437in" svg:width="2.6382in" svg:height="0.4862in" draw:z-index="0"><draw:image xlink:href="Pictures/10000001000000BE00000023123EC8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">IndoFIDS men-jual sistem fids dan menyediakan jasa instalasi fids. </text:p>
      <text:p text:style-name="P2">Informasi lengkap. Silahkan klik web kami di <text:a xlink:type="simple" xlink:href="https://indofids.com/id" text:style-name="Internet_20_link" text:visited-style-name="Visited_20_Internet_20_Link">https://indofids.com/id</text:a></text:p>
      <text:p text:style-name="P2">whatsapp : 081315168317</text:p>
      <text:p text:style-name="P2"/>
      <text:p text:style-name="P4">Servis IndoFIDS</text:p>
      <text:p text:style-name="P1"/>
      <text:p text:style-name="P2">IndoFIDS menyediakan jasa-jasa di bawah ini :</text:p>
      <text:p text:style-name="P2"/>
      <text:p text:style-name="P2">1. Men-<text:span text:style-name="T1">jual jasa instalasi fids</text:span> (flight information display) untuk bandara</text:p>
      <text:p text:style-name="P2">2. Men-<text:span text:style-name="T1">jual perangkat fids</text:span> untuk bandar udara</text:p>
      <text:p text:style-name="P2">3. Men-<text:span text:style-name="T1">jual sistem fids</text:span> untuk bandara</text:p>
      <text:p text:style-name="P2">4. Men-jual jasa instalasi master clock system untuk bandara</text:p>
      <text:p text:style-name="P2">5. Men-jual jasa instalasi flap barrier gate untuk bandara</text:p>
      <text:p text:style-name="P2"/>
      <text:p text:style-name="P4">Produk IndoFIDS</text:p>
      <text:p text:style-name="P2"/>
      <text:p text:style-name="P5">Produk yang dijual indofids : </text:p>
      <text:p text:style-name="P5">1. Indofids men-jual sistem aplikasi fids untuk bandara</text:p>
      <text:p text:style-name="P5">2. Indofids men-jual perangkat fids untuk bandara</text:p>
      <text:p text:style-name="P5"/>
      <text:p text:style-name="P8">Untuk pemesanan, klik web kami : <text:s/><text:a xlink:type="simple" xlink:href="https://www.indofids.com/id/" text:style-name="Internet_20_link" text:visited-style-name="Visited_20_Internet_20_Link">https://www.indofids.com/id/</text:a><text:line-break/></text:p>
      <text:p text:style-name="P3">whatsapp : 081315168317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keyword : </text:p>
      <text:p text:style-name="P6"><text:span text:style-name="T1"/></text:p>
      <text:p text:style-name="P6"><text:span text:style-name="T1">jual fids</text:span></text:p>
      <text:p text:style-name="P6"><text:span text:style-name="T1">jual sistem fids</text:span></text:p>
      <text:p text:style-name="P6"><text:span text:style-name="T1">jual perangkat fids</text:span></text:p>
      <text:p text:style-name="P6"><text:span text:style-name="T1">jual flight information display system</text:span></text:p>
      <text:p text:style-name="P6"><text:span text:style-name="T1">jual fids bandara</text:span></text:p>
      <text:p text:style-name="P6"><text:span text:style-name="T1">jual fids bandar udara</text:span></text:p>
      <text:p text:style-name="P6"><text:span text:style-name="T1"/></text:p>
      <text:p text:style-name="P6"><text:span text:style-name="T1"/></text:p>
      <text:p text:style-name="P7"><text:span text:style-name="T1">jual fids</text:span></text:p>
      <text:p text:style-name="P7"><text:span text:style-name="T1">jual sistem fids</text:span></text:p>
      <text:p text:style-name="P7"><text:span text:style-name="T1">jual perangkat fids</text:span></text:p>
      <text:p text:style-name="P7"><text:span text:style-name="T1">jual flight information display system</text:span></text:p>
      <text:p text:style-name="P7"><text:span text:style-name="T1">jual fids bandara</text:span></text:p>
      <text:p text:style-name="P7"><text:span text:style-name="T1">jual fids bandar udara</text:span></text:p>
      <text:p text:style-name="P7"><text:span text:style-name="T1"/></text:p>
      <text:p text:style-name="P7"><text:span text:style-name="T1">jual fids</text:span></text:p>
      <text:p text:style-name="P7"><text:span text:style-name="T1">jual sistem fids</text:span></text:p>
      <text:p text:style-name="P7"><text:span text:style-name="T1">jual perangkat fids</text:span></text:p>
      <text:p text:style-name="P7"><text:span text:style-name="T1">jual flight information display system</text:span></text:p>
      <text:p text:style-name="P7"><text:span text:style-name="T1">jual fids bandara</text:span></text:p>
      <text:p text:style-name="P7"><text:span text:style-name="T1">jual fids bandar udara</text:span></text:p>
      <text:p text:style-name="P7"><text:span text:style-name="T1"/></text:p>
      <text:p text:style-name="P7"><text:span text:style-name="T1">jual fids</text:span></text:p>
      <text:p text:style-name="P7"><text:span text:style-name="T1">jual sistem fids</text:span></text:p>
      <text:p text:style-name="P7"><text:span text:style-name="T1">jual perangkat fids</text:span></text:p>
      <text:p text:style-name="P7"><text:span text:style-name="T1">jual flight information display system</text:span></text:p>
      <text:p text:style-name="P7"><text:span text:style-name="T1">jual fids bandara</text:span></text:p>
      <text:p text:style-name="P7"><text:span text:style-name="T1">jual fids bandar udara</text:span></text:p>
      <text:p text:style-name="P7"><text:span text:style-name="T1"/></text:p>
      <text:p text:style-name="P7"><text:span text:style-name="T1">jual fids</text:span></text:p>
      <text:p text:style-name="P7"><text:span text:style-name="T1">jual sistem fids</text:span></text:p>
      <text:p text:style-name="P7"><text:span text:style-name="T1">jual perangkat fids</text:span></text:p>
      <text:p text:style-name="P7"><text:span text:style-name="T1">jual flight information display system</text:span></text:p>
      <text:p text:style-name="P7"><text:span text:style-name="T1">jual fids bandara</text:span></text:p>
      <text:p text:style-name="P7"><text:span text:style-name="T1">jual fids bandar udara</text:span></text:p>
      <text:p text:style-name="P7"><text:span text:style-name="T1"/></text:p>
      <text:p text:style-name="P7"><text:span text:style-name="T1">jual fids</text:span></text:p>
      <text:p text:style-name="P7"><text:span text:style-name="T1">jual sistem fids</text:span></text:p>
      <text:p text:style-name="P7"><text:span text:style-name="T1">jual perangkat fids</text:span></text:p>
      <text:p text:style-name="P7"><text:span text:style-name="T1">jual flight information display system</text:span></text:p>
      <text:p text:style-name="P7"><text:span text:style-name="T1">jual fids bandara</text:span></text:p>
      <text:p text:style-name="P7"><text:span text:style-name="T1">jual fids bandar udara</text:span></text:p>
      <text:p text:style-name="P7"><text:span text:style-name="T1"/></text:p>
      <text:p text:style-name="P7"><text:span text:style-name="T1">jual fids</text:span></text:p>
      <text:p text:style-name="P7"><text:span text:style-name="T1">jual sistem fids</text:span></text:p>
      <text:p text:style-name="P7"><text:span text:style-name="T1">jual perangkat fids</text:span></text:p>
      <text:p text:style-name="P7"><text:span text:style-name="T1">jual flight information display system</text:span></text:p>
      <text:p text:style-name="P7"><text:span text:style-name="T1">jual fids bandara</text:span></text:p>
      <text:p text:style-name="P7"><text:span text:style-name="T1">jual fids bandar udara</text:span></text:p>
      <text:p text:style-name="P7"><text:soft-page-break/><text:span text:style-name="T1"/></text:p>
      <text:p text:style-name="P7"><text:span text:style-name="T1">jual fids</text:span></text:p>
      <text:p text:style-name="P7"><text:span text:style-name="T1">jual sistem fids</text:span></text:p>
      <text:p text:style-name="P7"><text:span text:style-name="T1">jual perangkat fids</text:span></text:p>
      <text:p text:style-name="P7"><text:span text:style-name="T1">jual flight information display system</text:span></text:p>
      <text:p text:style-name="P7"><text:span text:style-name="T1">jual fids bandara</text:span></text:p>
      <text:p text:style-name="P7"><text:span text:style-name="T1">jual fids bandar udara</text:span></text:p>
      <text:p text:style-name="P7"><text:span text:style-name="T1"/></text:p>
      <text:p text:style-name="P7"><text:span text:style-name="T1">jual fids</text:span></text:p>
      <text:p text:style-name="P7"><text:span text:style-name="T1">jual sistem fids</text:span></text:p>
      <text:p text:style-name="P7"><text:span text:style-name="T1">jual perangkat fids</text:span></text:p>
      <text:p text:style-name="P7"><text:span text:style-name="T1">jual flight information display system</text:span></text:p>
      <text:p text:style-name="P7"><text:span text:style-name="T1">jual fids bandara</text:span></text:p>
      <text:p text:style-name="P7"><text:span text:style-name="T1">jual fids bandar udara</text:span></text:p>
      <text:p text:style-name="P7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Roboto Condensed" svg:font-family="'Roboto Condensed', 'Open Sans', apple-system, BlinkMacSystemFont, 'Segoe UI', 'Helvetica Neue'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erif CJK SC" style:font-family-asian="'Noto Serif CJK SC'" style:font-family-generic-asian="system" style:font-pitch-asian="variable" style:font-size-asian="10pt" style:font-weight-asian="bold" style:font-name-complex="Noto Sans Devanagari1" style:font-family-complex="'Noto Sans Devanagari'" style:font-family-generic-complex="system" style:font-pitch-complex="variable" style:font-size-complex="10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as-char" svg:y="0in" style:wrap="none" style:vertical-pos="middle" style:vertical-rel="line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4:41:01.099293694</meta:creation-date>
    <dc:date>2025-07-02T14:48:44.127284159</dc:date>
    <meta:editing-duration>PT7M38S</meta:editing-duration>
    <meta:editing-cycles>12</meta:editing-cycles>
    <meta:generator>LibreOffice/24.2.7.2$Linux_X86_64 LibreOffice_project/420$Build-2</meta:generator>
    <meta:document-statistic meta:table-count="0" meta:image-count="1" meta:object-count="0" meta:page-count="3" meta:paragraph-count="71" meta:word-count="284" meta:character-count="1826" meta:non-whitespace-character-count="1608"/>
  </office:meta>
</office:document-meta>
</file>